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278.45mm" svg:height="162.56mm" svg:x="91.34mm" svg:y="14.68mm">
            <loext:p draw:notify-on-update-of-ranges="Feuille1.B1:Feuille1.B1 Feuille1.C1:Feuille1.C1 Feuille1.D1:Feuille1.D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dista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7" calcext:value-type="float">
            <text:p>1317</text:p>
          </table:table-cell>
          <table:table-cell office:value-type="float" office:value="568708" calcext:value-type="float">
            <text:p>568708</text:p>
          </table:table-cell>
          <table:table-cell office:value-type="float" office:value="1027535" calcext:value-type="float">
            <text:p>1027535</text:p>
          </table:table-cell>
        </table:table-row>
        <table:table-row table:style-name="ro1">
          <table:table-cell/>
          <table:table-cell office:value-type="float" office:value="1275" calcext:value-type="float">
            <text:p>1275</text:p>
          </table:table-cell>
          <table:table-cell office:value-type="float" office:value="500695" calcext:value-type="float">
            <text:p>500695</text:p>
          </table:table-cell>
          <table:table-cell office:value-type="float" office:value="896944" calcext:value-type="float">
            <text:p>896944</text:p>
          </table:table-cell>
        </table:table-row>
        <table:table-row table:style-name="ro1">
          <table:table-cell/>
          <table:table-cell office:value-type="float" office:value="1416" calcext:value-type="float">
            <text:p>1416</text:p>
          </table:table-cell>
          <table:table-cell office:value-type="float" office:value="491894" calcext:value-type="float">
            <text:p>491894</text:p>
          </table:table-cell>
          <table:table-cell office:value-type="float" office:value="1104346" calcext:value-type="float">
            <text:p>1104346</text:p>
          </table:table-cell>
        </table:table-row>
        <table:table-row table:style-name="ro1">
          <table:table-cell office:value-type="string" calcext:value-type="string">
            <text:p>Moyenne 1</text:p>
          </table:table-cell>
          <table:table-cell table:style-name="ce1" table:formula="of:=AVERAGE([.B2:.B4])" office:value-type="float" office:value="1336" calcext:value-type="float">
            <text:p>1 336,00</text:p>
          </table:table-cell>
          <table:table-cell table:style-name="ce1" table:formula="of:=AVERAGE([.C2:.C4])" office:value-type="float" office:value="520432.333333333" calcext:value-type="float">
            <text:p>520 432,33</text:p>
          </table:table-cell>
          <table:table-cell table:style-name="ce1" table:formula="of:=AVERAGE([.D2:.D4])" office:value-type="float" office:value="1009608.33333333" calcext:value-type="float">
            <text:p>1 009 608,33</text:p>
          </table:table-cell>
        </table:table-row>
        <table:table-row table:style-name="ro1">
          <table:table-cell/>
          <table:table-cell table:style-name="ce1" table:formula="of:=LN([.B5])" office:value-type="float" office:value="7.19743535409659" calcext:value-type="float">
            <text:p>7,20</text:p>
          </table:table-cell>
          <table:table-cell table:style-name="ce1" table:formula="of:=LN([.C5])" office:value-type="float" office:value="13.162415155384" calcext:value-type="float">
            <text:p>13,16</text:p>
          </table:table-cell>
          <table:table-cell table:style-name="ce1" table:formula="of:=LN([.D5])" office:value-type="float" office:value="13.8250730248291" calcext:value-type="float">
            <text:p>13,8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47" calcext:value-type="float">
            <text:p>1547</text:p>
          </table:table-cell>
          <table:table-cell office:value-type="float" office:value="354618" calcext:value-type="float">
            <text:p>354618</text:p>
          </table:table-cell>
          <table:table-cell office:value-type="float" office:value="1061609" calcext:value-type="float">
            <text:p>1061609</text:p>
          </table:table-cell>
        </table:table-row>
        <table:table-row table:style-name="ro1">
          <table:table-cell/>
          <table:table-cell office:value-type="float" office:value="1282" calcext:value-type="float">
            <text:p>1282</text:p>
          </table:table-cell>
          <table:table-cell office:value-type="float" office:value="483406" calcext:value-type="float">
            <text:p>483406</text:p>
          </table:table-cell>
          <table:table-cell office:value-type="float" office:value="1097593" calcext:value-type="float">
            <text:p>1097593</text:p>
          </table:table-cell>
        </table:table-row>
        <table:table-row table:style-name="ro1">
          <table:table-cell/>
          <table:table-cell office:value-type="float" office:value="1283" calcext:value-type="float">
            <text:p>1283</text:p>
          </table:table-cell>
          <table:table-cell office:value-type="float" office:value="426608" calcext:value-type="float">
            <text:p>426608</text:p>
          </table:table-cell>
          <table:table-cell office:value-type="float" office:value="1112500" calcext:value-type="float">
            <text:p>1112500</text:p>
          </table:table-cell>
        </table:table-row>
        <table:table-row table:style-name="ro1">
          <table:table-cell/>
          <table:table-cell office:value-type="float" office:value="2069" calcext:value-type="float">
            <text:p>2069</text:p>
          </table:table-cell>
          <table:table-cell office:value-type="float" office:value="482307" calcext:value-type="float">
            <text:p>482307</text:p>
          </table:table-cell>
          <table:table-cell office:value-type="float" office:value="1066882" calcext:value-type="float">
            <text:p>1066882</text:p>
          </table:table-cell>
        </table:table-row>
        <table:table-row table:style-name="ro1">
          <table:table-cell office:value-type="string" calcext:value-type="string">
            <text:p>Moyenne 2</text:p>
          </table:table-cell>
          <table:table-cell table:style-name="ce1" table:formula="of:=AVERAGE([.B8:.B11])" office:value-type="float" office:value="1545.25" calcext:value-type="float">
            <text:p>1 545,25</text:p>
          </table:table-cell>
          <table:table-cell table:style-name="ce1" table:formula="of:=AVERAGE([.C8:.C11])" office:value-type="float" office:value="436734.75" calcext:value-type="float">
            <text:p>436 734,75</text:p>
          </table:table-cell>
          <table:table-cell table:style-name="ce1" table:formula="of:=AVERAGE([.D8:.D11])" office:value-type="float" office:value="1084646" calcext:value-type="float">
            <text:p>1 084 646,00</text:p>
          </table:table-cell>
        </table:table-row>
        <table:table-row table:style-name="ro1">
          <table:table-cell/>
          <table:table-cell table:style-name="ce1" table:formula="of:=LN([.B12])" office:value-type="float" office:value="7.34294098853938" calcext:value-type="float">
            <text:p>7,34</text:p>
          </table:table-cell>
          <table:table-cell table:style-name="ce1" table:formula="of:=LN([.C12])" office:value-type="float" office:value="12.9870813103861" calcext:value-type="float">
            <text:p>12,99</text:p>
          </table:table-cell>
          <table:table-cell table:style-name="ce1" table:formula="of:=LN([.D12])" office:value-type="float" office:value="13.8967642244388" calcext:value-type="float">
            <text:p>13,9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26" calcext:value-type="float">
            <text:p>1226</text:p>
          </table:table-cell>
          <table:table-cell office:value-type="float" office:value="362612" calcext:value-type="float">
            <text:p>362612</text:p>
          </table:table-cell>
          <table:table-cell office:value-type="float" office:value="1245360" calcext:value-type="float">
            <text:p>1245360</text:p>
          </table:table-cell>
        </table:table-row>
        <table:table-row table:style-name="ro1">
          <table:table-cell/>
          <table:table-cell office:value-type="float" office:value="1586" calcext:value-type="float">
            <text:p>1586</text:p>
          </table:table-cell>
          <table:table-cell office:value-type="float" office:value="386372" calcext:value-type="float">
            <text:p>386372</text:p>
          </table:table-cell>
          <table:table-cell office:value-type="float" office:value="1248782" calcext:value-type="float">
            <text:p>1248782</text:p>
          </table:table-cell>
        </table:table-row>
        <table:table-row table:style-name="ro1">
          <table:table-cell/>
          <table:table-cell office:value-type="float" office:value="1237" calcext:value-type="float">
            <text:p>1237</text:p>
          </table:table-cell>
          <table:table-cell office:value-type="float" office:value="470224" calcext:value-type="float">
            <text:p>470224</text:p>
          </table:table-cell>
          <table:table-cell office:value-type="float" office:value="1247165" calcext:value-type="float">
            <text:p>1247165</text:p>
          </table:table-cell>
        </table:table-row>
        <table:table-row table:style-name="ro1">
          <table:table-cell/>
          <table:table-cell office:value-type="float" office:value="1299" calcext:value-type="float">
            <text:p>1299</text:p>
          </table:table-cell>
          <table:table-cell office:value-type="float" office:value="376209" calcext:value-type="float">
            <text:p>376209</text:p>
          </table:table-cell>
          <table:table-cell office:value-type="float" office:value="1197688" calcext:value-type="float">
            <text:p>1197688</text:p>
          </table:table-cell>
        </table:table-row>
        <table:table-row table:style-name="ro1">
          <table:table-cell office:value-type="string" calcext:value-type="string">
            <text:p>Moyenne 3</text:p>
          </table:table-cell>
          <table:table-cell table:style-name="ce1" table:formula="of:=AVERAGE([.B15:.B18])" office:value-type="float" office:value="1337" calcext:value-type="float">
            <text:p>1 337,00</text:p>
          </table:table-cell>
          <table:table-cell table:style-name="ce1" table:formula="of:=AVERAGE([.C15:.C18])" office:value-type="float" office:value="398854.25" calcext:value-type="float">
            <text:p>398 854,25</text:p>
          </table:table-cell>
          <table:table-cell table:style-name="ce1" table:formula="of:=AVERAGE([.D15:.D18])" office:value-type="float" office:value="1234748.75" calcext:value-type="float">
            <text:p>1 234 748,75</text:p>
          </table:table-cell>
        </table:table-row>
        <table:table-row table:style-name="ro1">
          <table:table-cell/>
          <table:table-cell table:style-name="ce1" table:formula="of:=LN([.B19])" office:value-type="float" office:value="7.19818357710194" calcext:value-type="float">
            <text:p>7,20</text:p>
          </table:table-cell>
          <table:table-cell table:style-name="ce1" table:formula="of:=LN([.C19])" office:value-type="float" office:value="12.8963513409175" calcext:value-type="float">
            <text:p>12,90</text:p>
          </table:table-cell>
          <table:table-cell table:style-name="ce1" table:formula="of:=LN([.D19])" office:value-type="float" office:value="14.0263780660517" calcext:value-type="float">
            <text:p>14,0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35" calcext:value-type="float">
            <text:p>2035</text:p>
          </table:table-cell>
          <table:table-cell office:value-type="float" office:value="515184" calcext:value-type="float">
            <text:p>515184</text:p>
          </table:table-cell>
          <table:table-cell office:value-type="float" office:value="1857108" calcext:value-type="float">
            <text:p>1857108</text:p>
          </table:table-cell>
        </table:table-row>
        <table:table-row table:style-name="ro1">
          <table:table-cell/>
          <table:table-cell office:value-type="float" office:value="1263" calcext:value-type="float">
            <text:p>1263</text:p>
          </table:table-cell>
          <table:table-cell office:value-type="float" office:value="654923" calcext:value-type="float">
            <text:p>654923</text:p>
          </table:table-cell>
          <table:table-cell office:value-type="float" office:value="2493028" calcext:value-type="float">
            <text:p>2493028</text:p>
          </table:table-cell>
        </table:table-row>
        <table:table-row table:style-name="ro1">
          <table:table-cell/>
          <table:table-cell office:value-type="float" office:value="1258" calcext:value-type="float">
            <text:p>1258</text:p>
          </table:table-cell>
          <table:table-cell office:value-type="float" office:value="464931" calcext:value-type="float">
            <text:p>464931</text:p>
          </table:table-cell>
          <table:table-cell office:value-type="float" office:value="1883206" calcext:value-type="float">
            <text:p>1883206</text:p>
          </table:table-cell>
        </table:table-row>
        <table:table-row table:style-name="ro1">
          <table:table-cell office:value-type="string" calcext:value-type="string">
            <text:p>Moyenne 4</text:p>
          </table:table-cell>
          <table:table-cell table:style-name="ce2" table:formula="of:=AVERAGE([.B22:.B24])" office:value-type="float" office:value="1518.66666666667" calcext:value-type="float">
            <text:p>1 518,67</text:p>
          </table:table-cell>
          <table:table-cell table:style-name="ce2" table:formula="of:=AVERAGE([.C22:.C24])" office:value-type="float" office:value="545012.666666667" calcext:value-type="float">
            <text:p>545 012,67</text:p>
          </table:table-cell>
          <table:table-cell table:style-name="ce2" table:formula="of:=AVERAGE([.D22:.D24])" office:value-type="float" office:value="2077780.66666667" calcext:value-type="float">
            <text:p>2 077 780,67</text:p>
          </table:table-cell>
        </table:table-row>
        <table:table-row table:style-name="ro1">
          <table:table-cell/>
          <table:table-cell table:style-name="ce2" table:formula="of:=LN([.B25])" office:value-type="float" office:value="7.32558803589896" calcext:value-type="float">
            <text:p>7,33</text:p>
          </table:table-cell>
          <table:table-cell table:style-name="ce2" table:formula="of:=LN([.C25])" office:value-type="float" office:value="13.2085643149655" calcext:value-type="float">
            <text:p>13,21</text:p>
          </table:table-cell>
          <table:table-cell table:style-name="ce2" table:formula="of:=LN([.D25])" office:value-type="float" office:value="14.546810894862" calcext:value-type="float">
            <text:p>14,5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2" calcext:value-type="float">
            <text:p>1202</text:p>
          </table:table-cell>
          <table:table-cell office:value-type="float" office:value="618783" calcext:value-type="float">
            <text:p>618783</text:p>
          </table:table-cell>
          <table:table-cell office:value-type="float" office:value="9525394" calcext:value-type="float">
            <text:p>9525394</text:p>
          </table:table-cell>
        </table:table-row>
        <table:table-row table:style-name="ro1">
          <table:table-cell/>
          <table:table-cell office:value-type="float" office:value="1382" calcext:value-type="float">
            <text:p>1382</text:p>
          </table:table-cell>
          <table:table-cell office:value-type="float" office:value="494859" calcext:value-type="float">
            <text:p>494859</text:p>
          </table:table-cell>
          <table:table-cell office:value-type="float" office:value="10181511" calcext:value-type="float">
            <text:p>10181511</text:p>
          </table:table-cell>
        </table:table-row>
        <table:table-row table:style-name="ro1">
          <table:table-cell/>
          <table:table-cell office:value-type="float" office:value="1298" calcext:value-type="float">
            <text:p>1298</text:p>
          </table:table-cell>
          <table:table-cell office:value-type="float" office:value="537764" calcext:value-type="float">
            <text:p>537764</text:p>
          </table:table-cell>
          <table:table-cell office:value-type="float" office:value="9551310" calcext:value-type="float">
            <text:p>9551310</text:p>
          </table:table-cell>
        </table:table-row>
        <table:table-row table:style-name="ro1">
          <table:table-cell office:value-type="string" calcext:value-type="string">
            <text:p>Moyenne 5</text:p>
          </table:table-cell>
          <table:table-cell table:formula="of:=AVERAGE([.B28:.B30])" office:value-type="float" office:value="1294" calcext:value-type="float">
            <text:p>1294</text:p>
          </table:table-cell>
          <table:table-cell table:formula="of:=AVERAGE([.C28:.C30])" office:value-type="float" office:value="550468.666666667" calcext:value-type="float">
            <text:p>550468,666666667</text:p>
          </table:table-cell>
          <table:table-cell table:formula="of:=AVERAGE([.D28:.D30])" office:value-type="float" office:value="9752738.33333333" calcext:value-type="float">
            <text:p>9752738,33333333</text:p>
          </table:table-cell>
        </table:table-row>
        <table:table-row table:style-name="ro1">
          <table:table-cell/>
          <table:table-cell table:formula="of:=LN([.B31])" office:value-type="float" office:value="7.16549347506085" calcext:value-type="float">
            <text:p>7,16549347506085</text:p>
          </table:table-cell>
          <table:table-cell table:formula="of:=LN([.C31])" office:value-type="float" office:value="13.2185253155716" calcext:value-type="float">
            <text:p>13,2185253155716</text:p>
          </table:table-cell>
          <table:table-cell table:formula="of:=LN([.D31])" office:value-type="float" office:value="16.0930586582426" calcext:value-type="float">
            <text:p>16,093058658242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03" calcext:value-type="float">
            <text:p>1203</text:p>
          </table:table-cell>
          <table:table-cell office:value-type="float" office:value="1345942" calcext:value-type="float">
            <text:p>1345942</text:p>
          </table:table-cell>
          <table:table-cell office:value-type="float" office:value="87291271" calcext:value-type="float">
            <text:p>87291271</text:p>
          </table:table-cell>
        </table:table-row>
        <table:table-row table:style-name="ro1">
          <table:table-cell/>
          <table:table-cell office:value-type="float" office:value="1207" calcext:value-type="float">
            <text:p>1207</text:p>
          </table:table-cell>
          <table:table-cell office:value-type="float" office:value="1640201" calcext:value-type="float">
            <text:p>1640201</text:p>
          </table:table-cell>
          <table:table-cell office:value-type="float" office:value="87218695" calcext:value-type="float">
            <text:p>87218695</text:p>
          </table:table-cell>
        </table:table-row>
        <table:table-row table:style-name="ro1">
          <table:table-cell/>
          <table:table-cell office:value-type="float" office:value="2288" calcext:value-type="float">
            <text:p>2288</text:p>
          </table:table-cell>
          <table:table-cell office:value-type="float" office:value="1855826" calcext:value-type="float">
            <text:p>1855826</text:p>
          </table:table-cell>
          <table:table-cell office:value-type="float" office:value="86673017" calcext:value-type="float">
            <text:p>86673017</text:p>
          </table:table-cell>
        </table:table-row>
        <table:table-row table:style-name="ro1">
          <table:table-cell office:value-type="string" calcext:value-type="string">
            <text:p>Moyenne 6</text:p>
          </table:table-cell>
          <table:table-cell table:style-name="ce2" table:formula="of:=AVERAGE([.B34:.B36])" office:value-type="float" office:value="1566" calcext:value-type="float">
            <text:p>1 566,00</text:p>
          </table:table-cell>
          <table:table-cell table:style-name="ce2" table:formula="of:=AVERAGE([.C34:.C36])" office:value-type="float" office:value="1613989.66666667" calcext:value-type="float">
            <text:p>1 613 989,67</text:p>
          </table:table-cell>
          <table:table-cell table:style-name="ce3" table:formula="of:=AVERAGE([.D34:.D36])" office:value-type="float" office:value="87060994.3333333" calcext:value-type="float">
            <text:p>87060994,3333333</text:p>
          </table:table-cell>
        </table:table-row>
        <table:table-row table:style-name="ro1">
          <table:table-cell/>
          <table:table-cell table:style-name="ce2" table:formula="of:=LN([.B37])" office:value-type="float" office:value="7.35627987655075" calcext:value-type="float">
            <text:p>7,36</text:p>
          </table:table-cell>
          <table:table-cell table:style-name="ce2" table:formula="of:=LN([.C37])" office:value-type="float" office:value="14.2942197254784" calcext:value-type="float">
            <text:p>14,29</text:p>
          </table:table-cell>
          <table:table-cell table:style-name="ce2" table:formula="of:=LN([.D37])" office:value-type="float" office:value="18.2821195152653" calcext:value-type="float">
            <text:p>18,2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49" calcext:value-type="float">
            <text:p>1249</text:p>
          </table:table-cell>
          <table:table-cell office:value-type="float" office:value="8662361" calcext:value-type="float">
            <text:p>8662361</text:p>
          </table:table-cell>
          <table:table-cell office:value-type="float" office:value="865762266" calcext:value-type="float">
            <text:p>865762266</text:p>
          </table:table-cell>
        </table:table-row>
        <table:table-row table:style-name="ro1">
          <table:table-cell/>
          <table:table-cell office:value-type="float" office:value="1213" calcext:value-type="float">
            <text:p>1213</text:p>
          </table:table-cell>
          <table:table-cell office:value-type="float" office:value="9380861" calcext:value-type="float">
            <text:p>9380861</text:p>
          </table:table-cell>
          <table:table-cell office:value-type="float" office:value="869924151" calcext:value-type="float">
            <text:p>869924151</text:p>
          </table:table-cell>
        </table:table-row>
        <table:table-row table:style-name="ro1">
          <table:table-cell/>
          <table:table-cell office:value-type="float" office:value="1274" calcext:value-type="float">
            <text:p>1274</text:p>
          </table:table-cell>
          <table:table-cell office:value-type="float" office:value="8116004" calcext:value-type="float">
            <text:p>8116004</text:p>
          </table:table-cell>
          <table:table-cell office:value-type="float" office:value="866618103" calcext:value-type="float">
            <text:p>866618103</text:p>
          </table:table-cell>
        </table:table-row>
        <table:table-row table:style-name="ro1">
          <table:table-cell office:value-type="string" calcext:value-type="string">
            <text:p>Moyenne 7</text:p>
          </table:table-cell>
          <table:table-cell table:style-name="ce2" table:formula="of:=AVERAGE([.B40:.B42])" office:value-type="float" office:value="1245.33333333333" calcext:value-type="float">
            <text:p>1 245,33</text:p>
          </table:table-cell>
          <table:table-cell table:style-name="ce2" table:formula="of:=AVERAGE([.C40:.C42])" office:value-type="float" office:value="8719742" calcext:value-type="float">
            <text:p>8 719 742,00</text:p>
          </table:table-cell>
          <table:table-cell table:style-name="ce3" table:formula="of:=AVERAGE([.D40:.D42])" office:value-type="float" office:value="867434840" calcext:value-type="float">
            <text:p>867434840</text:p>
          </table:table-cell>
        </table:table-row>
        <table:table-row table:style-name="ro1">
          <table:table-cell/>
          <table:table-cell table:formula="of:=LN([.B43])" office:value-type="float" office:value="7.12715851068062" calcext:value-type="float">
            <text:p>7,12715851068062</text:p>
          </table:table-cell>
          <table:table-cell table:formula="of:=LN([.C43])" office:value-type="float" office:value="15.9811002082915" calcext:value-type="float">
            <text:p>15,9811002082915</text:p>
          </table:table-cell>
          <table:table-cell table:formula="of:=LN([.D43])" office:value-type="float" office:value="20.5810509545723" calcext:value-type="float">
            <text:p>20,58105095457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4:02:31.780016888</meta:creation-date>
    <dc:date>2017-09-19T14:28:41.482560631</dc:date>
    <meta:editing-duration>PT5M39S</meta:editing-duration>
    <meta:editing-cycles>1</meta:editing-cycles>
    <meta:document-statistic meta:table-count="1" meta:cell-count="128" meta:object-count="1"/>
    <meta:generator>LibreOffice/5.3.1.2$Linux_X86_64 LibreOffice_project/3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846cm" svg:height="16.257cm" xlink:href=".." xlink:type="simple" chart:class="chart:line" chart:style-name="ch1">
        <chart:title svg:x="6.273cm" svg:y="0.46cm" chart:style-name="ch2">
          <text:p>Temps de réponse des appels RMI en fonction de la taille des arguments</text:p>
        </chart:title>
        <chart:legend chart:legend-position="end" svg:x="25.393cm" svg:y="7.335cm" style:legend-expansion="high" chart:style-name="ch3"/>
        <chart:plot-area chart:style-name="ch4" table:cell-range-address="Feuille1.B1:Feuille1.D1 Feuille1.B6:Feuille1.D6 Feuille1.B13:Feuille1.D13 Feuille1.B20:Feuille1.D20 Feuille1.B26:Feuille1.D26 Feuille1.B32:Feuille1.D32 Feuille1.B38:Feuille1.D38 Feuille1.B44:Feuille1.D44" chart:data-source-has-labels="row" svg:x="1.519cm" svg:y="1.528cm" svg:width="23.318cm" svg:height="13.471cm">
          <chartooo:coordinate-region svg:x="2.736cm" svg:y="1.726cm" svg:width="22.101cm" svg:height="13.076cm"/>
          <chart:axis chart:dimension="x" chart:name="primary-x" chart:style-name="ch5">
            <chart:title svg:x="13.031cm" svg:y="15.324cm" chart:style-name="ch6">
              <text:p>x</text:p>
            </chart:title>
            <chart:grid chart:style-name="ch7" chart:class="major"/>
          </chart:axis>
          <chart:axis chart:dimension="y" chart:name="primary-y" chart:style-name="ch8">
            <chart:title svg:x="0.451cm" svg:y="8.606cm" chart:style-name="ch9">
              <text:p>ln(t)</text:p>
            </chart:title>
            <chart:grid chart:style-name="ch7" chart:class="major"/>
          </chart:axis>
          <chart:series chart:style-name="ch10" chart:values-cell-range-address="Feuille1.B6:Feuille1.B6 Feuille1.B13:Feuille1.B13 Feuille1.B20:Feuille1.B20 Feuille1.B26:Feuille1.B26 Feuille1.B32:Feuille1.B32 Feuille1.B38:Feuille1.B38 Feuille1.B44:Feuille1.B44" chart:label-cell-address="Feuille1.B1:Feuille1.B1" chart:class="chart:line">
            <chart:data-point chart:repeated="7"/>
          </chart:series>
          <chart:series chart:style-name="ch11" chart:values-cell-range-address="Feuille1.C6:Feuille1.C6 Feuille1.C13:Feuille1.C13 Feuille1.C20:Feuille1.C20 Feuille1.C26:Feuille1.C26 Feuille1.C32:Feuille1.C32 Feuille1.C38:Feuille1.C38 Feuille1.C44:Feuille1.C44" chart:label-cell-address="Feuille1.C1:Feuille1.C1" chart:class="chart:line">
            <chart:data-point chart:repeated="7"/>
          </chart:series>
          <chart:series chart:style-name="ch12" chart:values-cell-range-address="Feuille1.D6:Feuille1.D6 Feuille1.D13:Feuille1.D13 Feuille1.D20:Feuille1.D20 Feuille1.D26:Feuille1.D26 Feuille1.D32:Feuille1.D32 Feuille1.D38:Feuille1.D38 Feuille1.D44:Feuille1.D44" chart:label-cell-address="Feuille1.D1:Feuille1.D1" chart:class="chart:line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</text:p>
                <draw:g>
                  <svg:desc>Feuille1.B1:Feuille1.B1</svg:desc>
                </draw:g>
              </table:table-cell>
              <table:table-cell office:value-type="string">
                <text:p>local</text:p>
                <draw:g>
                  <svg:desc>Feuille1.C1:Feuille1.C1</svg:desc>
                </draw:g>
              </table:table-cell>
              <table:table-cell office:value-type="string">
                <text:p>distant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7.19743535409659">
                <text:p>7.19743535409659</text:p>
                <draw:g>
                  <svg:desc>Feuille1.B6:Feuille1.B6 Feuille1.B13:Feuille1.B13 Feuille1.B20:Feuille1.B20 Feuille1.B26:Feuille1.B26 Feuille1.B32:Feuille1.B32 Feuille1.B38:Feuille1.B38 Feuille1.B44:Feuille1.B44</svg:desc>
                </draw:g>
              </table:table-cell>
              <table:table-cell office:value-type="float" office:value="13.162415155384">
                <text:p>13.162415155384</text:p>
                <draw:g>
                  <svg:desc>Feuille1.C6:Feuille1.C6 Feuille1.C13:Feuille1.C13 Feuille1.C20:Feuille1.C20 Feuille1.C26:Feuille1.C26 Feuille1.C32:Feuille1.C32 Feuille1.C38:Feuille1.C38 Feuille1.C44:Feuille1.C44</svg:desc>
                </draw:g>
              </table:table-cell>
              <table:table-cell office:value-type="float" office:value="13.8250730248291">
                <text:p>13.8250730248291</text:p>
                <draw:g>
                  <svg:desc>Feuille1.D6:Feuille1.D6 Feuille1.D13:Feuille1.D13 Feuille1.D20:Feuille1.D20 Feuille1.D26:Feuille1.D26 Feuille1.D32:Feuille1.D32 Feuille1.D38:Feuille1.D38 Feuille1.D44:Feuille1.D44</svg:desc>
                </draw:g>
              </table:table-cell>
            </table:table-row>
            <table:table-row>
              <table:table-cell office:value-type="string"/>
              <table:table-cell office:value-type="float" office:value="7.34294098853938">
                <text:p>7.34294098853938</text:p>
              </table:table-cell>
              <table:table-cell office:value-type="float" office:value="12.9870813103861">
                <text:p>12.9870813103861</text:p>
              </table:table-cell>
              <table:table-cell office:value-type="float" office:value="13.8967642244388">
                <text:p>13.8967642244388</text:p>
              </table:table-cell>
            </table:table-row>
            <table:table-row>
              <table:table-cell office:value-type="string"/>
              <table:table-cell office:value-type="float" office:value="7.19818357710194">
                <text:p>7.19818357710194</text:p>
              </table:table-cell>
              <table:table-cell office:value-type="float" office:value="12.8963513409175">
                <text:p>12.8963513409175</text:p>
              </table:table-cell>
              <table:table-cell office:value-type="float" office:value="14.0263780660517">
                <text:p>14.0263780660517</text:p>
              </table:table-cell>
            </table:table-row>
            <table:table-row>
              <table:table-cell office:value-type="string"/>
              <table:table-cell office:value-type="float" office:value="7.32558803589896">
                <text:p>7.32558803589896</text:p>
              </table:table-cell>
              <table:table-cell office:value-type="float" office:value="13.2085643149655">
                <text:p>13.2085643149655</text:p>
              </table:table-cell>
              <table:table-cell office:value-type="float" office:value="14.546810894862">
                <text:p>14.546810894862</text:p>
              </table:table-cell>
            </table:table-row>
            <table:table-row>
              <table:table-cell office:value-type="string"/>
              <table:table-cell office:value-type="float" office:value="7.16549347506085">
                <text:p>7.16549347506085</text:p>
              </table:table-cell>
              <table:table-cell office:value-type="float" office:value="13.2185253155716">
                <text:p>13.2185253155716</text:p>
              </table:table-cell>
              <table:table-cell office:value-type="float" office:value="16.0930586582426">
                <text:p>16.0930586582426</text:p>
              </table:table-cell>
            </table:table-row>
            <table:table-row>
              <table:table-cell office:value-type="string"/>
              <table:table-cell office:value-type="float" office:value="7.35627987655075">
                <text:p>7.35627987655075</text:p>
              </table:table-cell>
              <table:table-cell office:value-type="float" office:value="14.2942197254784">
                <text:p>14.2942197254784</text:p>
              </table:table-cell>
              <table:table-cell office:value-type="float" office:value="18.2821195152653">
                <text:p>18.2821195152653</text:p>
              </table:table-cell>
            </table:table-row>
            <table:table-row>
              <table:table-cell office:value-type="string"/>
              <table:table-cell office:value-type="float" office:value="7.12715851068062">
                <text:p>7.12715851068062</text:p>
              </table:table-cell>
              <table:table-cell office:value-type="float" office:value="15.9811002082915">
                <text:p>15.9811002082915</text:p>
              </table:table-cell>
              <table:table-cell office:value-type="float" office:value="20.5810509545723">
                <text:p>20.58105095457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